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Verdana" svg:font-family="Verdana" style:font-family-generic="roman"/>
    <style:font-face style:name="Verdana Bold" svg:font-family="'Verdana Bold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ee_20_Form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style style:name="P2" style:family="paragraph" style:parent-style-name="Standard">
      <style:text-properties style:font-name="Liberation Sans1" fo:font-size="12pt" style:font-size-asian="12pt" style:font-size-complex="12pt"/>
    </style:style>
    <style:style style:name="P3" style:family="paragraph" style:parent-style-name="Standard">
      <style:text-properties style:font-name="Liberation Sans1" fo:font-size="12pt" officeooo:rsid="00107664" officeooo:paragraph-rsid="0018c765" style:font-size-asian="12pt" style:font-size-complex="12pt"/>
    </style:style>
    <style:style style:name="P4" style:family="paragraph" style:parent-style-name="Standard">
      <style:text-properties style:font-name="Liberation Sans1" fo:font-size="12pt" officeooo:rsid="0018c765" officeooo:paragraph-rsid="0018c765" style:font-size-asian="12pt" style:font-size-complex="12pt"/>
    </style:style>
    <style:style style:name="P5" style:family="paragraph" style:parent-style-name="Standard">
      <style:text-properties style:font-name="Liberation Sans1" fo:font-size="12pt" style:font-name-asian="ヒラギノ角ゴ Pro W3" style:font-size-asian="12pt" style:font-name-complex="Verdana Bold" style:font-size-complex="12pt"/>
    </style:style>
    <style:style style:name="P6" style:family="paragraph" style:parent-style-name="Standard">
      <style:text-properties fo:color="#000000" style:font-name="Liberation Sans1" fo:font-size="12pt" style:font-name-asian="ヒラギノ角ゴ Pro W3" style:font-size-asian="12pt" style:font-name-complex="Verdana" style:font-size-complex="12pt"/>
    </style:style>
    <style:style style:name="P7" style:family="paragraph" style:parent-style-name="Standard" style:list-style-name="WW8Num2">
      <style:paragraph-properties fo:margin-left="0.5in" fo:margin-right="0in" fo:margin-top="0.0693in" fo:margin-bottom="0.0693in" loext:contextual-spacing="false" fo:text-indent="-0.25in" style:auto-text-indent="false"/>
      <style:text-properties fo:color="#000000" style:font-name="Liberation Sans1" fo:font-size="12pt" fo:font-weight="normal" officeooo:rsid="000fe4c3" officeooo:paragraph-rsid="000fe4c3" style:font-name-asian="ヒラギノ角ゴ Pro W3" style:font-size-asian="12pt" style:font-weight-asian="normal" style:font-name-complex="Verdana" style:font-size-complex="12pt" style:font-weight-complex="normal"/>
    </style:style>
    <style:style style:name="P8" style:family="paragraph" style:parent-style-name="Standard" style:list-style-name="WW8Num2">
      <style:paragraph-properties fo:margin-left="0.5in" fo:margin-right="0in" fo:margin-top="0.0693in" fo:margin-bottom="0.0693in" loext:contextual-spacing="false" fo:text-indent="-0.25in" style:auto-text-indent="false"/>
      <style:text-properties style:font-name="Liberation Sans1" fo:font-size="12pt" officeooo:rsid="0013f2c4" officeooo:paragraph-rsid="0013f2c4" style:font-name-asian="ヒラギノ角ゴ Pro W3" style:font-size-asian="12pt" style:font-name-complex="Verdana" style:font-size-complex="12pt"/>
    </style:style>
    <style:style style:name="P9" style:family="paragraph" style:parent-style-name="Standard" style:list-style-name="WW8Num2">
      <style:paragraph-properties fo:margin-left="0.5in" fo:margin-right="0in" fo:margin-top="0.0693in" fo:margin-bottom="0.0693in" loext:contextual-spacing="false" fo:text-indent="-0.25in" style:auto-text-indent="false"/>
      <style:text-properties style:font-name="Liberation Sans1" fo:font-size="12pt" officeooo:rsid="0018c765" officeooo:paragraph-rsid="0018c765" style:font-name-asian="ヒラギノ角ゴ Pro W3" style:font-size-asian="12pt" style:font-name-complex="Verdana" style:font-size-complex="12pt"/>
    </style:style>
    <style:style style:name="P10" style:family="paragraph" style:parent-style-name="Standard">
      <style:paragraph-properties fo:margin-left="0.25in" fo:margin-right="0in" fo:margin-top="0.0693in" fo:margin-bottom="0.0693in" loext:contextual-spacing="false" fo:text-indent="0in" style:auto-text-indent="false"/>
      <style:text-properties style:font-name="Liberation Sans1" fo:font-size="12pt" fo:font-weight="normal" style:font-name-asian="ヒラギノ角ゴ Pro W3" style:font-size-asian="12pt" style:font-weight-asian="normal" style:font-name-complex="Verdana" style:font-size-complex="12pt" style:font-weight-complex="normal"/>
    </style:style>
    <style:style style:name="P11" style:family="paragraph" style:parent-style-name="Standard">
      <style:paragraph-properties fo:margin-top="0.0693in" fo:margin-bottom="0.0693in" loext:contextual-spacing="false"/>
      <style:text-properties fo:color="#000000" style:font-name="Liberation Sans1" fo:font-size="12pt" fo:font-weight="normal" officeooo:rsid="0018c765" officeooo:paragraph-rsid="0018c765" style:font-name-asian="ヒラギノ角ゴ Pro W3" style:font-size-asian="12pt" style:font-weight-asian="normal" style:font-name-complex="Verdana" style:font-size-complex="12pt" style:font-weight-complex="normal"/>
    </style:style>
    <style:style style:name="P12" style:family="paragraph" style:parent-style-name="Standard">
      <style:paragraph-properties fo:margin-top="0.0693in" fo:margin-bottom="0.0693in" loext:contextual-spacing="false"/>
      <style:text-properties fo:color="#000000" style:font-name="Liberation Sans1" fo:font-size="12pt" fo:font-weight="normal" officeooo:rsid="00107664" officeooo:paragraph-rsid="0018c765" style:font-name-asian="ヒラギノ角ゴ Pro W3" style:font-size-asian="12pt" style:font-weight-asian="normal" style:font-name-complex="Verdana" style:font-size-complex="12pt" style:font-weight-complex="normal"/>
    </style:style>
    <style:style style:name="P13" style:family="paragraph" style:parent-style-name="Standard">
      <style:paragraph-properties fo:margin-top="0.0693in" fo:margin-bottom="0.0693in" loext:contextual-spacing="false"/>
      <style:text-properties fo:color="#000000" style:font-name="Liberation Sans1" fo:font-size="12pt" fo:font-weight="normal" officeooo:rsid="0013f2c4" officeooo:paragraph-rsid="0013f2c4" style:font-name-asian="ヒラギノ角ゴ Pro W3" style:font-size-asian="12pt" style:font-weight-asian="normal" style:font-name-complex="Verdana" style:font-size-complex="12pt" style:font-weight-complex="normal"/>
    </style:style>
    <style:style style:name="P14" style:family="paragraph" style:parent-style-name="Standard">
      <style:paragraph-properties fo:margin-top="0.0693in" fo:margin-bottom="0.0693in" loext:contextual-spacing="false"/>
      <style:text-properties style:font-name="Liberation Sans1" fo:font-size="12pt" officeooo:rsid="0018c765" officeooo:paragraph-rsid="0018c765" style:font-size-asian="12pt" style:font-size-complex="12pt"/>
    </style:style>
    <style:style style:name="P15" style:family="paragraph" style:parent-style-name="Standard">
      <style:paragraph-properties fo:margin-left="2in" fo:margin-right="0in" fo:text-indent="-2in" style:auto-text-indent="false"/>
      <style:text-properties style:font-name="Liberation Sans1" fo:font-size="12pt" style:font-size-asian="12pt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ans1" fo:font-size="12pt" style:font-name-asian="ヒラギノ角ゴ Pro W3" style:font-size-asian="12pt" style:font-name-complex="Verdana Bold" style:font-size-complex="12pt"/>
    </style:style>
    <style:style style:name="T1" style:family="text">
      <style:text-properties style:font-name="Verdana" fo:font-size="10pt" style:font-name-asian="ヒラギノ角ゴ Pro W3" style:font-size-asian="10pt" style:font-name-complex="Verdana"/>
    </style:style>
    <style:style style:name="T2" style:family="text">
      <style:text-properties style:font-name="Verdana" fo:font-size="10pt" officeooo:rsid="000ba133" style:font-name-asian="ヒラギノ角ゴ Pro W3" style:font-size-asian="10pt" style:font-name-complex="Verdana"/>
    </style:style>
    <style:style style:name="T3" style:family="text">
      <style:text-properties style:font-name="Verdana" fo:font-size="10pt" officeooo:rsid="000f2a71" style:font-name-asian="ヒラギノ角ゴ Pro W3" style:font-size-asian="10pt" style:font-name-complex="Verdana"/>
    </style:style>
    <style:style style:name="T4" style:family="text">
      <style:text-properties style:font-name="Verdana" fo:font-size="10pt" officeooo:rsid="0018c765" style:font-name-asian="ヒラギノ角ゴ Pro W3" style:font-size-asian="10pt" style:font-name-complex="Verdana"/>
    </style:style>
    <style:style style:name="T5" style:family="text">
      <style:text-properties style:font-name="Verdana Bold" fo:font-size="10pt" fo:font-weight="bold" style:font-name-asian="ヒラギノ角ゴ Pro W3" style:font-size-asian="10pt" style:font-weight-asian="bold" style:font-name-complex="Verdana Bold" style:font-weight-complex="bold"/>
    </style:style>
    <style:style style:name="T6" style:family="text">
      <style:text-properties officeooo:rsid="0018c76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ヒラギノ角ゴ Pro W3" style:font-weight-asian="bold" style:font-name-complex="Verdana Bold" style:font-weight-complex="bold"/>
    </style:style>
    <style:style style:name="T9" style:family="text">
      <style:text-properties fo:color="#000000" style:font-name="Verdana" fo:font-size="10pt" fo:font-weight="normal" style:font-name-asian="ヒラギノ角ゴ Pro W3" style:font-size-asian="10pt" style:font-weight-asian="normal" style:font-name-complex="Verdana" style:font-weight-complex="normal"/>
    </style:style>
    <style:style style:name="T10" style:family="text">
      <style:text-properties fo:color="#000000" fo:font-size="10pt" fo:font-weight="normal" style:font-name-asian="ヒラギノ角ゴ Pro W3" style:font-size-asian="10pt" style:font-weight-asian="normal" style:font-name-complex="Verdana" style:font-weight-complex="normal"/>
    </style:style>
    <style:style style:name="T11" style:family="text">
      <style:text-properties fo:color="#000000" fo:font-weight="normal" style:font-name-asian="ヒラギノ角ゴ Pro W3" style:font-weight-asian="normal" style:font-name-complex="Verdana" style:font-weight-complex="normal"/>
    </style:style>
    <style:style style:name="T12" style:family="text">
      <style:text-properties officeooo:rsid="000f6e50"/>
    </style:style>
    <style:style style:name="T13" style:family="text">
      <style:text-properties officeooo:rsid="000f7f65"/>
    </style:style>
    <style:style style:name="T14" style:family="text">
      <style:text-properties fo:font-size="10pt" fo:font-weight="bold" style:font-name-asian="ヒラギノ角ゴ Pro W3" style:font-size-asian="10pt" style:font-weight-asian="bold" style:font-name-complex="Verdana Bold" style:font-weight-complex="bold"/>
    </style:style>
    <style:style style:name="T15" style:family="text">
      <style:text-properties fo:font-size="10pt" style:font-name-asian="ヒラギノ角ゴ Pro W3" style:font-size-asian="10pt" style:font-name-complex="Verdana"/>
    </style:style>
    <style:style style:name="T16" style:family="text">
      <style:text-properties fo:font-size="10pt" officeooo:rsid="0018c765" style:font-name-asian="ヒラギノ角ゴ Pro W3" style:font-size-asian="10pt" style:font-name-complex="Verdana"/>
    </style:style>
    <style:style style:name="T17" style:family="text">
      <style:text-properties fo:font-size="10pt" officeooo:rsid="000ba133" style:font-name-asian="ヒラギノ角ゴ Pro W3" style:font-size-asian="10pt" style:font-name-complex="Verdana"/>
    </style:style>
    <style:style style:name="T18" style:family="text">
      <style:text-properties fo:font-size="10pt" officeooo:rsid="000f2a71" style:font-name-asian="ヒラギノ角ゴ Pro W3" style:font-size-asian="10pt" style:font-name-complex="Verdana"/>
    </style:style>
    <style:style style:name="T19" style:family="text">
      <style:text-properties style:font-name-asian="ヒラギノ角ゴ Pro W3" style:font-name-complex="Verdana"/>
    </style:style>
    <style:style style:name="T20" style:family="text">
      <style:text-properties officeooo:rsid="0018c765" style:font-name-asian="ヒラギノ角ゴ Pro W3" style:font-name-complex="Verdana"/>
    </style:style>
    <style:style style:name="T21" style:family="text">
      <style:text-properties officeooo:rsid="000ba133" style:font-name-asian="ヒラギノ角ゴ Pro W3" style:font-name-complex="Verdana"/>
    </style:style>
    <style:style style:name="T22" style:family="text">
      <style:text-properties officeooo:rsid="000f2a71" style:font-name-asian="ヒラギノ角ゴ Pro W3" style:font-name-complex="Verdan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esti Kirjandusmuuseumi tellitud molbiilpositsioneerimisega mängu koosolek</text:p>
      <text:p text:style-name="P6"/>
      <text:p text:style-name="P2"><text:span text:style-name="T8">Aeg ja koht:</text:span><text:span text:style-name="T19"><text:tab/><text:tab/><text:tab/></text:span><text:span text:style-name="T20">16</text:span><text:span text:style-name="T19">.</text:span><text:span text:style-name="T21">1</text:span><text:span text:style-name="T20">2</text:span><text:span text:style-name="T19">.20</text:span><text:span text:style-name="T22">1</text:span><text:span text:style-name="T19">7 kell 10:</text:span><text:span text:style-name="T20">24-11:08</text:span><text:span text:style-name="T19">, <text:s/></text:span><text:span text:style-name="T20">SKype</text:span></text:p>
      <text:p text:style-name="P15"><text:span text:style-name="T8">Osavõtjad: </text:span><text:span text:style-name="T19"><text:tab/>Mari Sarv (tellija), Meeri Lembinen, Joel Kuppart, Kuldar-Daniel Kokorev.</text:span></text:p>
      <text:p text:style-name="P2"/>
      <text:p text:style-name="P6"/>
      <text:p text:style-name="P5"><text:span text:style-name="T7">Esitatud päevakord:</text:span></text:p>
      <text:list xml:id="list4649639989972897856" text:style-name="WW8Num2">
        <text:list-item>
          <text:p text:style-name="P8">Veebirakenduse muudatused</text:p>
        </text:list-item>
        <text:list-item>
          <text:p text:style-name="P9">Mobiiliäpi demomine</text:p>
        </text:list-item>
        <text:list-item>
          <text:p text:style-name="P7">Muud mured</text:p>
        </text:list-item>
      </text:list>
      <text:p text:style-name="P10"/>
      <text:p text:style-name="P11">Arutelu:</text:p>
      <text:p text:style-name="P11">1.</text:p>
      <text:p text:style-name="P14"><text:span text:style-name="T11">Kindla vastuse puhul võiks mobiiliäpis saad kolm korda katsetada, äpp suhtleb kasutajaga ja annab teada, et mitu katset veel ja kas õigesti või valesti vastatud.</text:span></text:p>
      <text:p text:style-name="P14">Valikvastustel võiks kokku olla neli varianti</text:p>
      <text:p text:style-name="P14">Kasutaja tab saab veebirakendusest eemaldatud, sest ei mängi enam mingisugust rolli.</text:p>
      <text:p text:style-name="P14"><text:span text:style-name="T12">Punkti raadius 25 m sobib. Variant oleks ka panna see muudetavaks, kuid ei anna väga palju funktsionaalsust juurde.</text:span></text:p>
      <text:p text:style-name="P14"><text:span text:style-name="T12">Punkti jõudmine ja vastamine annavad kumbki ühe punkti.</text:span></text:p>
      <text:p text:style-name="P14"><text:span text:style-name="T13">Ülevaade puntidest ja radadest on probleem. Punktid</text:span>e list on pikk ja võiks <text:span text:style-name="T12">kuvada kaardi peal, kuid see on ajamahukas. </text:span>Radade list võib ka pikaks minna ning sellele head lahendust ei ole.</text:p>
      <text:p text:style-name="P14"><text:span text:style-name="T12">Failide lisamine juures, puntkide alt saab valida </text:span>faile ja juurde lohistada.</text:p>
      <text:p text:style-name="P14">Sisselogimine webappi on inglisekeelne, võiks olla eestikeelne.</text:p>
      <text:p text:style-name="P14"/>
      <text:p text:style-name="P14">2.</text:p>
      <text:p text:style-name="P14"><text:span text:style-name="T13">Logo androidiäpile, </text:span>klient valmistab.</text:p>
      <text:p text:style-name="P14"><text:span text:style-name="T13">Kasutajatingimuste kirjutamine. Klient tegeleb.</text:span></text:p>
      <text:p text:style-name="P14">Mängu valimine mobiiliäpis on muutunud – see on väga hea.</text:p>
      <text:p text:style-name="P14">App Play Store, klient tegeleb juurdepääsu loomisega.</text:p>
      <text:p text:style-name="P14">Radade kuvamise järjekorra vahetamine vastupidiseks mobiiliäpis. Vanade mängude promomist ei saa.</text:p>
      <text:p text:style-name="P3">Äpitutvustus <text:span text:style-name="T6">P</text:span>lay <text:span text:style-name="T6">S</text:span>tore’i. </text:p>
      <text:p text:style-name="P3"/>
      <text:p text:style-name="P4">3.</text:p>
      <text:p text:style-name="P12"><text:span text:style-name="T6">Järgmine kohtumine </text:span>21.12 kell 10:00 <text:span text:style-name="T6">Vanemuise 45</text:span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Verdana" svg:font-family="Verdana" style:font-family-generic="roman"/>
    <style:font-face style:name="Verdana Bold" svg:font-family="'Verdana Bold'" style:font-family-generic="roman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none" fo:country="non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ee_20_Form" style:display-name="Free Form"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none" fo:country="none" fo:font-style="normal" style:text-underline-style="none" fo:font-weight="normal" style:letter-kerning="true" fo:background-color="transparent" style:font-name-asian="ヒラギノ角ゴ Pro W3" style:font-family-asian="'ヒラギノ角ゴ Pro W3'" style:font-family-generic-asian="roman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text-position="0% 100%" style:font-name="Verdana" fo:font-family="Verdana" style:font-family-generic="roman" fo:font-size="12pt" fo:font-weight="normal" style:font-name-asian="ヒラギノ角ゴ Pro W3" style:font-family-asian="'ヒラギノ角ゴ Pro W3'" style:font-family-generic-asian="roman" style:font-size-asian="12pt" style:font-weight-asian="normal" style:font-name-complex="Verdana" style:font-family-complex="Verdana" style:font-family-generic-complex="roman" style:font-weight-complex="normal"/>
    </style:style>
    <style:style style:name="WW8Num3z0" style:family="text">
      <style:text-properties fo:color="#000000" style:text-position="0% 100%" fo:font-size="12pt" style:font-size-asian="12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0.75in" fo:margin-left="0.25in"/>
        </style:list-level-properties>
      </text:list-level-style-number>
      <text:list-level-style-number text:level="3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1.25in" fo:margin-left="0.25in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1.75in" fo:margin-left="0.25in"/>
        </style:list-level-properties>
      </text:list-level-style-number>
      <text:list-level-style-number text:level="5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2.25in" fo:margin-left="0.25in"/>
        </style:list-level-properties>
      </text:list-level-style-number>
      <text:list-level-style-number text:level="6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2.75in" fo:margin-left="0.25in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3.25in" fo:margin-left="0.25in"/>
        </style:list-level-properties>
      </text:list-level-style-number>
      <text:list-level-style-number text:level="8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3.75in" fo:margin-left="0.25in"/>
        </style:list-level-properties>
      </text:list-level-style-number>
      <text:list-level-style-number text:level="9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4.25in" fo:margin-left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ee_20_Form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none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none" style:country-complex="none" style:text-scale="100%" text:display="true"/>
    </style:style>
    <style:page-layout style:name="Mpm1">
      <style:page-layout-properties fo:page-width="8.5in" fo:page-height="11in" style:num-format="1" style:print-orientation="landscape" fo:margin-top="0.4917in" fo:margin-bottom="0.2in" fo:margin-left="1.25in" fo:margin-right="0.526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1945in" fo:margin-left="0in" fo:margin-right="0in" fo:margin-top="0.155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nik</meta:initial-creator>
    <dc:date>2017-12-16T11:18:52.653557790</dc:date>
    <meta:editing-cycles>17</meta:editing-cycles>
    <meta:editing-duration>PT1H25M34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200" meta:character-count="1454" meta:non-whitespace-character-count="1277"/>
  </office:meta>
</office:document-meta>
</file>